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ortArray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ortArray</text:h>
                    <text:list>
                        <text:list-item>
                            <text:h text:style-name="Heading_20_2" text:outline-level="2">Description</text:h>
                        </text:list-item>
                    </text:list>
                </text:list-item>
            </text:list>

            <text:p text:style-name="Standard">It sorts the array variable and returns the result through the data output: it does not do in-place sorting, i.e. it does not modify the content of the array variable. Allowed array types are:</text:p>
                    <text:list xml:id="list_SortArray5" text:style-name="List_20_1">
                        
                        <text:list-item>
                            <text:p text:style-name="List_20_1">
                                <text:span text:style-name="backtick">array:integer</text:span>
                            </text:p>
                            
                        </text:list-item>
                        
                    

                        <text:list-item>
                            <text:p text:style-name="List_20_1">
                                <text:span text:style-name="backtick">array:float</text:span>
                            </text:p>
                            
                        </text:list-item>
                        
                    

                        <text:list-item>
                            <text:p text:style-name="List_20_1">
                                <text:span text:style-name="backtick">array:double</text:span>
                            </text:p>
                            
                        </text:list-item>
                        
                    

                        <text:list-item>
                            <text:p text:style-name="List_20_1">
                                <text:span text:style-name="backtick">array:struct</text:span>
                            </text:p>
                            
                        </text:list-item>
                        
                    
                    </text:list>
                <text:p text:style-name="Standard">If an array of type <text:span text:style-name="backtick">array:struct</text:span> is sorted, then the <text:span text:style-name="backtick">Structure name</text:span> and <text:span text:style-name="backtick">Structure field name</text:span> by which it is sorted must also be specified.</text:p><text:p text:style-name="Standard">There are also two options: whether Ascending/Descending sorting is desired and whether letter case is ignored if strings are sorted.</text:p>

            
                <text:list xml:id="list_SortArray2" text:continue-numbering="true" text:continue-list="list_SortArra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ortArray6" text:continue-numbering="true" text:style-name="Outline">
                                                <text:list-item>
                                                    <text:list>
                                                        <text:list-item>
                                                            <text:list>
                                                                <text:list-item>
                                                                    <text:h text:style-name="Heading_20_3" text:outline-level="3">
                                                                        Array
                                                                        <text:s text:c="4"/>
                                                                        <text:span text:style-name="T2">EXPRESSION (array:any)</text:span>
                                                                    </text:h>
                                                                </text:list-item>
                                                            </text:list>
                                                        </text:list-item>
                                                    </text:list>
                                                </text:list-item>
                                            </text:list>
                                            <text:p text:style-name="Standard">Array variable to be sorted.</text:p>,
                                            <text:list xml:id="list_SortArray7" text:continue-numbering="true" text:continue-list="list_SortArray6" text:style-name="Outline">
                                                <text:list-item>
                                                    <text:list>
                                                        <text:list-item>
                                                            <text:list>
                                                                <text:list-item>
                                                                    <text:h text:style-name="Heading_20_3" text:outline-level="3">
                                                                        Structure name
                                                                        <text:s text:c="4"/>
                                                                        <text:span text:style-name="T2">ObjectReference</text:span>
                                                                    </text:h>
                                                                </text:list-item>
                                                            </text:list>
                                                        </text:list-item>
                                                    </text:list>
                                                </text:list-item>
                                            </text:list>
                                            <text:p text:style-name="Standard">Select the name of the structure here when the array is a variable of type <text:span text:style-name="backtick">array:struct</text:span>.</text:p>,
                                            <text:list xml:id="list_SortArray8" text:continue-numbering="true" text:continue-list="list_SortArray7" text:style-name="Outline">
                                                <text:list-item>
                                                    <text:list>
                                                        <text:list-item>
                                                            <text:list>
                                                                <text:list-item>
                                                                    <text:h text:style-name="Heading_20_3" text:outline-level="3">
                                                                        Structure field name
                                                                        <text:s text:c="4"/>
                                                                        <text:span text:style-name="T2">Enum</text:span>
                                                                    </text:h>
                                                                </text:list-item>
                                                            </text:list>
                                                        </text:list-item>
                                                    </text:list>
                                                </text:list-item>
                                            </text:list>
                                            <text:p text:style-name="Standard">Select the name of the field to be sorted by if the array is a variable of type <text:span text:style-name="backtick">array:struct</text:span>.</text:p>,
                                            <text:list xml:id="list_SortArray9" text:continue-numbering="true" text:continue-list="list_SortArray8" text:style-name="Outline">
                                                <text:list-item>
                                                    <text:list>
                                                        <text:list-item>
                                                            <text:list>
                                                                <text:list-item>
                                                                    <text:h text:style-name="Heading_20_3" text:outline-level="3">
                                                                        Ascending
                                                                        <text:s text:c="4"/>
                                                                        <text:span text:style-name="T2">Boolean</text:span>
                                                                    </text:h>
                                                                </text:list-item>
                                                            </text:list>
                                                        </text:list-item>
                                                    </text:list>
                                                </text:list-item>
                                            </text:list>
                                            <text:p text:style-name="Standard">Sorting mode selection (ascending if enabled, otherwise descending).</text:p>,
                                            <text:list xml:id="list_SortArray10" text:continue-numbering="true" text:continue-list="list_SortArray9" text:style-name="Outline">
                                                <text:list-item>
                                                    <text:list>
                                                        <text:list-item>
                                                            <text:list>
                                                                <text:list-item>
                                                                    <text:h text:style-name="Heading_20_3" text:outline-level="3">
                                                                        Ignore case
                                                                        <text:s text:c="4"/>
                                                                        <text:span text:style-name="T2">Boolean</text:span>
                                                                    </text:h>
                                                                </text:list-item>
                                                            </text:list>
                                                        </text:list-item>
                                                    </text:list>
                                                </text:list-item>
                                            </text:list>
                                            <text:p text:style-name="Standard">Specifies whether letter case is ignored if strings are sorted or no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ortArray11" text:continue-numbering="true" text:continue-list="list_SortArray10"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ortArray12" text:continue-numbering="true" text:continue-list="list_SortArray1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ortArray13" text:continue-numbering="true" text:continue-list="list_SortArray1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ortArray14" text:continue-numbering="true" text:continue-list="list_SortArray1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ortArray15" text:continue-numbering="true" text:continue-list="list_SortArray1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ortArray3" text:continue-numbering="true" text:continue-list="list_SortArray2" text:style-name="Outline">
                    <text:list-item>
                        <text:list>
                            <text:list-item>
                                <text:h text:style-name="Heading_20_2" text:outline-level="2">Inputs</text:h>
                            </text:list-item>
                        </text:list>
                    </text:list-item>
                </text:list>

                
                            <text:list xml:id="list_SortArray1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ortArray4" text:continue-numbering="true" text:continue-list="list_SortArray3" text:style-name="Outline">
                    <text:list-item>
                        <text:list>
                            <text:list-item>
                                <text:h text:style-name="Heading_20_2" text:outline-level="2">Outputs</text:h>
                            </text:list-item>
                        </text:list>
                    </text:list-item>
                </text:list>

                
                            <text:list xml:id="list_SortArray17"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SortArray18"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Output through which the sorted array is pas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